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text-properties officeooo:rsid="0dde9a1c" officeooo:paragraph-rsid="1064c7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Footnote">
      <style:text-properties officeooo:rsid="043ccc66" officeooo:paragraph-rsid="0f40045a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102f2d76"/>
    </style:style>
    <style:style style:name="P80" style:family="paragraph" style:parent-style-name="Footnote">
      <style:text-properties officeooo:paragraph-rsid="0fa0ab6e"/>
    </style:style>
    <style:style style:name="P81" style:family="paragraph" style:parent-style-name="Standard">
      <style:text-properties officeooo:paragraph-rsid="0fdfc605"/>
    </style:style>
    <style:style style:name="P82" style:family="paragraph" style:parent-style-name="Standard">
      <style:text-properties officeooo:paragraph-rsid="103d33d3"/>
    </style:style>
    <style:style style:name="P83" style:family="paragraph" style:parent-style-name="Footnote">
      <style:text-properties officeooo:paragraph-rsid="104a80be"/>
    </style:style>
    <style:style style:name="P84" style:family="paragraph" style:parent-style-name="Footnote">
      <style:text-properties officeooo:paragraph-rsid="104e89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7" style:family="paragraph" style:parent-style-name="Standard">
      <style:text-properties officeooo:paragraph-rsid="1061e0ef"/>
    </style:style>
    <style:style style:name="P88" style:family="paragraph" style:parent-style-name="Standard">
      <style:text-properties officeooo:paragraph-rsid="1062a122"/>
    </style:style>
    <style:style style:name="P89" style:family="paragraph" style:parent-style-name="Standard">
      <style:text-properties officeooo:paragraph-rsid="10640365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language="en" fo:country="GB"/>
    </style:style>
    <style:style style:name="T22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language="en" fo:country="GB" officeooo:rsid="0f28d107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officeooo:rsid="105f1264"/>
    </style:style>
    <style:style style:name="T234" style:family="text">
      <style:text-properties officeooo:rsid="0f981b1c"/>
    </style:style>
    <style:style style:name="T23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58" style:family="text">
      <style:text-properties officeooo:rsid="0fed6741"/>
    </style:style>
    <style:style style:name="T259" style:family="text">
      <style:text-properties fo:font-weight="bold" officeooo:rsid="1051ee52" style:font-weight-asian="bold" style:font-weight-complex="bold"/>
    </style:style>
    <style:style style:name="T260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0"><text:span text:style-name="Strong_20_Emphasis"><text:span text:style-name="T96">Checklist for installing </text:span></text:span><text:span text:style-name="Strong_20_Emphasis"><text:span text:style-name="T96"><text:user-field-get text:name="Distro">Rocky Linux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8.10</text:user-field-get></text:span></text:span><text:span text:style-name="Strong_20_Emphasis"><text:span text:style-name="T98"><text:note text:id="ftn1" text:note-class="footnote"><text:note-citation>1</text:note-citation><text:note-body><text:p text:style-name="P83"><text:span text:style-name="T236">This </text:span><text:span text:style-name="Strong_20_Emphasis"><text:span text:style-name="T240"><text:user-field-get text:name="Distro">Rocky Linux</text:user-field-get></text:span></text:span><text:span text:style-name="T237"><text:s/></text:span><text:span text:style-name="T241"><text:user-field-get text:name="Version">8.10</text:user-field-get></text:span><text:span text:style-name="T241"><text:s/>Desktop</text:span><text:span text:style-name="T236"> (codename </text:span><text:span text:style-name="T239">GreenObsidian</text:span><text:span text:style-name="T236">) from </text:span><text:span text:style-name="T238">May</text:span><text:span text:style-name="T236"> </text:span><text:span text:style-name="Strong_20_Emphasis"><text:span text:style-name="T242"><text:user-field-get text:name="Releaseyear">2024</text:user-field-get></text:span></text:span><text:span text:style-name="T236"><text:s/>is a so-called LTS version (stands for Long-Term Support) and is supported for 5 years until </text:span><text:span text:style-name="T238">May</text:span><text:span text:style-name="T236"> 2029.</text:span></text:p></text:note-body></text:note></text:span></text:span><text:span text:style-name="Strong_20_Emphasis"><text:span text:style-name="T99"><text:s/></text:span></text:span><text:span text:style-name="Strong_20_Emphasis"><text:span text:style-name="T101">Desktop</text:span></text:span><text:span text:style-name="Strong_20_Emphasis"><text:span text:style-name="T100">.</text:span></text:span></text:p>
      <text:p text:style-name="P35"><text:span text:style-name="Strong_20_Emphasis"><text:span text:style-name="T70"/></text:span></text:p>
      <text:p text:style-name="P35"><text:span text:style-name="Strong_20_Emphasis"><text:span text:style-name="T141">This is a fillable PDF, no printing required.</text:span></text:span></text:p>
      <text:p text:style-name="P36"><text:span text:style-name="Strong_20_Emphasis"><text:span text:style-name="T95"/></text:span></text:p>
      <text:p text:style-name="P19"><text:span text:style-name="T116">Fill in the </text:span><text:span text:style-name="Strong_20_Emphasis"><text:span text:style-name="T37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17"><text:span text:style-name="Definition"><text:span text:style-name="T229">user</text:span></text:span><text:span text:style-name="T182"><text:tab/><text:tab/></text:span><text:span text:style-name="T192"> <text:tab/><text:tab/><text:tab/> </text:span><text:span text:style-name="T183"><draw:control text:anchor-type="as-char" svg:y="-0.4cm" draw:z-index="4" draw:name="Gebruiker" draw:style-name="gr2" draw:text-style-name="P97" svg:width="6.4cm" svg:height="0.6cm" draw:control="control3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5">ull </text:span><text:span text:style-name="T193">na</text:span><text:span text:style-name="T195">me,</text:span><text:span text:style-name="T193"> </text:span><text:span text:style-name="T195">e.g.</text:span><text:span text:style-name="T193"> </text:span><text:span text:style-name="T194">J</text:span><text:span text:style-name="T197">ohn Doe</text:span><text:span text:style-name="T200">]</text:span></text:p>
      <text:p text:style-name="P70"><text:span text:style-name="Definition"><text:span text:style-name="T199">USER</text:span></text:span><text:span text:style-name="Definition"><text:span text:style-name="T228">na</text:span></text:span><text:span text:style-name="Definition"><text:span text:style-name="T230">me</text:span></text:span><text:span text:style-name="T198"><text:tab/><text:tab/><text:tab/> </text:span><text:span text:style-name="T198"><draw:control text:anchor-type="as-char" svg:y="-0.4cm" draw:z-index="10" draw:name="Gberuikersnaam 2" draw:style-name="gr2" draw:text-style-name="P97" svg:width="6.4cm" svg:height="0.6cm" draw:control="control9"><svg:title>Gebruikersnaam</svg:title><svg:desc>Korte naam, bijv. jan</svg:desc></draw:control></text:span><text:span text:style-name="T19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7">j</text:span><text:span text:style-name="T109">oh</text:span><text:span text:style-name="T107">n</text:span><text:span text:style-name="T108">]</text:span></text:p>
      <text:p text:style-name="P16"><text:span text:style-name="Definition"><text:span text:style-name="T228">COMPUTERNA</text:span></text:span><text:span text:style-name="Definition"><text:span text:style-name="T230">me</text:span></text:span><text:span text:style-name="T201"><text:tab/> </text:span><text:span text:style-name="T228"><draw:control text:anchor-type="as-char" svg:y="-0.4cm" draw:z-index="5" draw:name="Computernaam" draw:style-name="gr2" draw:text-style-name="P97" svg:width="6.4cm" svg:height="0.6cm" draw:control="control4"><svg:title>Computernaam</svg:title><svg:desc>Unieke naam van de computer</svg:desc></draw:control></text:span><text:span text:style-name="T228"><text:s text:c="2"/></text:span><text:span text:style-name="T202">[</text:span><text:span text:style-name="T208">N</text:span><text:span text:style-name="T203">a</text:span><text:span text:style-name="T207">me of the</text:span><text:span text:style-name="T203"> compute</text:span><text:span text:style-name="T204">r, </text:span><text:span text:style-name="T207">e.g.</text:span><text:span text:style-name="T205"> </text:span><text:span text:style-name="T206">pc02</text:span><text:span text:style-name="T202">]</text:span></text:p>
      <text:p text:style-name="P20"><text:span text:style-name="Definition"><text:span text:style-name="T210">USER</text:span></text:span><text:span text:style-name="T209"><text:tab/><text:tab/></text:span><text:span text:style-name="T192"> <text:tab/><text:tab/><text:tab/> </text:span><text:span text:style-name="T183"><draw:control text:anchor-type="as-char" svg:y="-0.4cm" draw:z-index="8" draw:name="Gebruiker 1" draw:style-name="gr2" draw:text-style-name="P97" svg:width="6.4cm" svg:height="0.6cm" draw:control="control7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6">ull </text:span><text:span text:style-name="T187">na</text:span><text:span text:style-name="T188">me</text:span><text:span text:style-name="T187"> possibly </text:span><text:span text:style-name="T190">2</text:span><text:span text:style-name="T222">nd</text:span><text:span text:style-name="T190"> </text:span><text:span text:style-name="T189">user</text:span><text:span text:style-name="T196">]</text:span></text:p>
      <text:p text:style-name="P81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6"><text:tab/><text:tab/><text:tab/> </text:span></text:span><text:span text:style-name="T198"><draw:control text:anchor-type="as-char" svg:y="-0.4cm" draw:z-index="9" draw:name="Gberuikersnaam 1" draw:style-name="gr2" draw:text-style-name="P97" svg:width="6.4cm" svg:height="0.6cm" draw:control="control8"><svg:title>Gebruikersnaam</svg:title><svg:desc>Korte naam, bijv. jan</svg:desc></draw:control></text:span><text:span text:style-name="T198"><text:s text:c="2"/></text:span><text:span text:style-name="T213">[</text:span><text:span text:style-name="T215">U</text:span><text:span text:style-name="T214">ser</text:span><text:span text:style-name="T218">na</text:span><text:span text:style-name="T219">me</text:span><text:span text:style-name="T218"> possibly </text:span><text:span text:style-name="T221">2</text:span><text:span text:style-name="T223">nd</text:span><text:span text:style-name="T221"> </text:span><text:span text:style-name="T220">user</text:span><text:span text:style-name="T217">]</text:span></text:p>
      <text:p text:style-name="P18"><text:span text:style-name="T110">Replace the </text:span><text:span text:style-name="T123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0">.</text:span></text:p>
      <text:p text:style-name="P58"/>
      <text:p text:style-name="P58"/>
      <text:p text:style-name="P21"><text:span text:style-name="T119">Not yet on Linux?</text:span><text:span text:style-name="T111"><text:tab/></text:span><text:span text:style-name="T118">Use</text:span><text:span text:style-name="T112"> </text:span><text:span text:style-name="Strong_20_Emphasis"><text:span text:style-name="T121">Checklist </text:span></text:span><text:span text:style-name="Strong_20_Emphasis"><text:span text:style-name="T122">transfer</text:span></text:span><text:span text:style-name="T112"> o</text:span><text:span text:style-name="T115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3"> </text:span><text:span text:style-name="T115">u</text:span><text:span text:style-name="T113">nder </text:span><text:span text:style-name="T120">Linux</text:span><text:span text:style-name="T114">.</text:span></text:p>
      <text:p text:style-name="P56"><text:span text:style-name="T131">New installation?</text:span><text:span text:style-name="T133"><text:tab/><text:tab/></text:span><text:span text:style-name="T135">Start at chapter</text:span><text:span text:style-name="T133"> </text:span><text:span text:style-name="T131"><text:bookmark-ref text:reference-format="page" text:ref-name="__RefNumPara__4009_1271708128">2</text:bookmark-ref></text:span><text:span text:style-name="T133"><text:s text:c="2"/></text:span><text:span text:style-name="T132"><text:bookmark-ref text:reference-format="text" text:ref-name="__RefNumPara__4009_1271708128">Perform installation</text:bookmark-ref></text:span><text:span text:style-name="T134">.</text:span></text:p>
      <text:p text:style-name="P41"/>
      <text:p text:style-name="P41"/>
      <text:list text:style-name="L1">
        <text:list-item>
          <text:p text:style-name="P92"><text:bookmark-start text:name="__RefNumPara__4083_1271708128"/>Prepar<text:span text:style-name="T234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7" draw:name="Vorm3_0" draw:style-name="gr1" draw:text-style-name="P9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12" draw:name="Vorm3_ 1" draw:style-name="gr1" draw:text-style-name="P9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1"><text:span text:style-name="User_20_Entry"><text:span text:style-name="T73">Login any additional </text:span></text:span><text:span text:style-name="Definition"><text:span text:style-name="T227">USER</text:span></text:span><text:span text:style-name="User_20_Entry"><text:span text:style-name="T77">s</text:span></text:span><text:span text:style-name="User_20_Entry"><text:span text:style-name="T82"> </text:span></text:span><text:span text:style-name="User_20_Entry"><text:span text:style-name="T73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4" draw:name="Vorm 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4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5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5" draw:name="Vorm 6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6" draw:name="Vorm 7" draw:style-name="gr1" draw:text-style-name="P96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4"><text:span text:style-name="Strong_20_Emphasis"><text:span text:style-name="T30">Select </text:span></text:span><text:span text:style-name="Strong_20_Emphasis"><text:span text:style-name="T58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4"><text:span text:style-name="Strong_20_Emphasis"><text:span text:style-name="T42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25">Boot the computer from</text:span><text:span text:style-name="T129"><text:note text:id="ftn3" text:note-class="footnote"><text:note-citation>1</text:note-citation><text:note-body><text:p text:style-name="P5"><text:span text:style-name="T83">Boot menu/Setup via one of the </text:span><text:span text:style-name="T84">f</text:span><text:span text:style-name="T83">requently used keys:</text:span> <text:span text:style-name="T235">Esc</text:span>, <text:span text:style-name="T235">Delete</text:span>, <text:span text:style-name="T235">F1</text:span>, <text:span text:style-name="T235">F2</text:span>, <text:span text:style-name="T235">F9</text:span>, <text:span text:style-name="T235">F10</text:span>, <text:span text:style-name="T235">F11</text:span>, <text:span text:style-name="T258">or </text:span><text:span text:style-name="T235">F12</text:span>.</text:p></text:note-body></text:note></text:span><text:span text:style-name="T125"> an</text:span><text:span text:style-name="T127"> </text:span><text:span text:style-name="Strong_20_Emphasis"><text:span text:style-name="T104"><text:user-field-get text:name="Distro">Rocky Linux</text:user-field-get></text:span></text:span><text:span text:style-name="T128"><text:s/></text:span><text:span text:style-name="T105"><text:user-field-get text:name="Version">8.10</text:user-field-get></text:span><text:span text:style-name="T105"><text:s/></text:span><text:span text:style-name="Strong_20_Emphasis"><text:span text:style-name="T71">Desktop </text:span></text:span><text:span text:style-name="Strong_20_Emphasis"><text:span text:style-name="T69">L</text:span></text:span><text:span text:style-name="T66">ive</text:span><text:span text:style-name="T66"><text:note text:id="ftn4" text:note-class="footnote"><text:note-citation>2</text:note-citation><text:note-body><text:p text:style-name="P80"><text:span text:style-name="T17">From a Live USB stick you can boot and work with 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Rocky Linux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7"><text:note text:id="ftn5" text:note-class="footnote"><text:note-citation>3</text:note-citation><text:note-body><text:p text:style-name="P84"><text:span text:style-name="Strong_20_Emphasis"><text:span text:style-name="T74">Create a bootable USB stick:<text:line-break/>Download a </text:span></text:span><text:span text:style-name="Strong_20_Emphasis"><text:span text:style-name="T78"><text:user-field-get text:name="Distro">Rocky Linux</text:user-field-get></text:span></text:span><text:span text:style-name="Strong_20_Emphasis"><text:span text:style-name="T78"><text:s/>Desktop</text:span></text:span><text:span text:style-name="Strong_20_Emphasis"><text:span text:style-name="T74"> </text:span></text:span><text:span text:style-name="Strong_20_Emphasis"><text:span text:style-name="T78"><text:user-field-get text:name="Version">8.10</text:user-field-get></text:span></text:span><text:span text:style-name="Strong_20_Emphasis"><text:span text:style-name="T78"><text:s/></text:span></text:span><text:span text:style-name="Strong_20_Emphasis"><text:span text:style-name="T79">LTS </text:span></text:span><text:span text:style-name="Strong_20_Emphasis"><text:span text:style-name="T74">CD image file (.iso) from</text:span></text:span><text:span text:style-name="Strong_20_Emphasis"><text:span text:style-name="T76"> </text:span></text:span><text:a xlink:type="simple" xlink:href="https://rockylinux.org/nl/download" text:style-name="Internet_20_link" text:visited-style-name="Visited_20_Internet_20_Link"><text:span text:style-name="Strong_20_Emphasis"><text:span text:style-name="T225">rockylinux.org/nl/download</text:span></text:span></text:a><text:span text:style-name="Strong_20_Emphasis"><text:span text:style-name="T76">.</text:span></text:span><text:span text:style-name="Strong_20_Emphasis"><text:span text:style-name="T74"><text:line-break/></text:span></text:span><text:span text:style-name="Strong_20_Emphasis"><text:span text:style-name="T75">The next steps are described in </text:span></text:span><text:span text:style-name="Strong_20_Emphasis"><text:span text:style-name="T80">Linux informati</text:span></text:span><text:span text:style-name="Strong_20_Emphasis"><text:span text:style-name="T81">on</text:span></text:span><text:span text:style-name="Strong_20_Emphasis"><text:span text:style-name="T7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4">karelzimmer.nl/en</text:span></text:span></text:a><text:span text:style-name="Strong_20_Emphasis"><text:span text:style-name="T75">, under </text:span></text:span><text:span text:style-name="Strong_20_Emphasis"><text:span text:style-name="T80">Linux</text:span></text:span><text:span text:style-name="Strong_20_Emphasis"><text:span text:style-name="T75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9"><text:span text:style-name="T106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5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7" draw:name="Vorm 1" draw:style-name="gr1" draw:text-style-name="P96" svg:width="0.35cm" svg:height="0.35cm" draw:control="control26"/></text:span></text:span></text:p>
          </table:table-cell>
          <table:table-cell table:style-name="_32_._5f_Installatie_5f_uitvoeren.C3" office:value-type="string">
            <text:p text:style-name="P26"><text:span text:style-name="T142">At</text:span><text:span text:style-name="T143"> </text:span><text:span text:style-name="Strong_20_Emphasis"><text:span text:style-name="T142">WELCOME TO ROCKY LINUX 8.10</text:span></text:span><text:span text:style-name="Strong_20_Emphasis"><text:span text:style-name="T154"> select language and click </text:span></text:span><text:span text:style-name="T165">Continue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3"> </text:span><text:span text:style-name="Strong_20_Emphasis"><text:span text:style-name="T146">USER SETTINGS</text:span></text:span><text:span text:style-name="Strong_20_Emphasis"><text:span text:style-name="T160"> </text:span></text:span><text:span text:style-name="Strong_20_Emphasis"><text:span text:style-name="T161">click</text:span></text:span><text:span text:style-name="Strong_20_Emphasis"><text:span text:style-name="T162"> </text:span></text:span><text:span text:style-name="T166">User </text:span><text:span text:style-name="T172">C</text:span><text:span text:style-name="T166">reation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85"><text:span text:style-name="T231">Enter your</text:span><text:span text:style-name="T232"> </text:span><text:span text:style-name="Strong_20_Emphasis"><text:span text:style-name="T65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5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5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60">Ma</text:span></text:span><text:span text:style-name="Strong_20_Emphasis"><text:span text:style-name="T61">ke this user administrator</text:span></text:span><text:span text:style-name="Strong_20_Emphasis"><text:span text:style-name="T50">,</text:span></text:span></text:p>
            <text:p text:style-name="P95"><text:span text:style-name="Strong_20_Emphasis"><text:span text:style-name="T46">enter a </text:span></text:span><text:span text:style-name="Strong_20_Emphasis"><text:span text:style-name="T59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2">and c</text:span></text:span><text:span text:style-name="Strong_20_Emphasis"><text:span text:style-name="T50">li</text:span></text:span><text:span text:style-name="Strong_20_Emphasis"><text:span text:style-name="T53">c</text:span></text:span><text:span text:style-name="Strong_20_Emphasis"><text:span text:style-name="T50">k </text:span></text:span><text:span text:style-name="Strong_20_Emphasis"><text:span text:style-name="T62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2" draw:name="Vorm 11" draw:style-name="gr1" draw:text-style-name="P96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67">Installati</text:span><text:span text:style-name="T168">on Source</text:span><text:span text:style-name="T144"> </text:span><text:span text:style-name="T147">and click </text:span><text:span text:style-name="T168">Don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3" draw:name="Vorm 2" draw:style-name="gr1" draw:text-style-name="P96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Installati</text:span><text:span text:style-name="T168">on Destinati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0"><text:span text:style-name="T233">Check</text:span><text:span text:style-name="T255"> </text:span><text:span text:style-name="T256">the </text:span><text:span text:style-name="T257">Device Selection</text:span><text:span text:style-name="T243"> </text:span><text:span text:style-name="Strong_20_Emphasis"><text:span text:style-name="T245">and click </text:span></text:span><text:span text:style-name="Strong_20_Emphasis"><text:span text:style-name="T244">Done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4" draw:name="Vorm 12" draw:style-name="gr1" draw:text-style-name="P96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Netwerk &amp; </text:span><text:span text:style-name="T165">H</text:span><text:span text:style-name="T167">ost </text:span><text:span text:style-name="T165">N</text:span><text:span text:style-name="T167">a</text:span><text:span text:style-name="T165">m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8"><text:span text:style-name="T176">Move</text:span><text:span text:style-name="T174"> the slider behind the network adapter </text:span><text:span text:style-name="T175">from </text:span><text:span text:style-name="T178">OFF</text:span><text:span text:style-name="T175"> </text:span><text:span text:style-name="T174">to </text:span><text:span text:style-name="T177">ON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4"><text:span text:style-name="T148">Enter you</text:span><text:span text:style-name="T152">r</text:span><text:span text:style-name="T149"> </text:span><text:span text:style-name="Strong_20_Emphasis"><text:span text:style-name="T150">Host </text:span></text:span><text:span text:style-name="Strong_20_Emphasis"><text:span text:style-name="T148">N</text:span></text:span><text:span text:style-name="Strong_20_Emphasis"><text:span text:style-name="T150">am</text:span></text:span><text:span text:style-name="Strong_20_Emphasis"><text:span text:style-name="T148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6"> </text:span></text:span><text:span text:style-name="Strong_20_Emphasis"><text:span text:style-name="T157">and click </text:span></text:span><text:span text:style-name="Strong_20_Emphasis"><text:span text:style-name="T169">Apply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86"><text:span text:style-name="Strong_20_Emphasis"><text:span text:style-name="T159">C</text:span></text:span><text:span text:style-name="Strong_20_Emphasis"><text:span text:style-name="T153">li</text:span></text:span><text:span text:style-name="Strong_20_Emphasis"><text:span text:style-name="T159">c</text:span></text:span><text:span text:style-name="Strong_20_Emphasis"><text:span text:style-name="T153">k </text:span></text:span><text:span text:style-name="Strong_20_Emphasis"><text:span text:style-name="T168">Done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5" draw:name="Vorm 5" draw:style-name="gr1" draw:text-style-name="P96" svg:width="0.35cm" svg:height="0.35cm" draw:control="control24"/></text:span></text:span></text:p>
          </table:table-cell>
          <table:table-cell table:style-name="_32_._5f_Installatie_5f_uitvoeren.C17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70">Software </text:span><text:span text:style-name="T171">S</text:span><text:span text:style-name="T170">electi</text:span><text:span text:style-name="T171">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6"><text:span text:style-name="T151">Select </text:span><text:span text:style-name="T170">Server</text:span><text:span text:style-name="T151"> </text:span><text:span text:style-name="Strong_20_Emphasis"><text:span text:style-name="T162">and click </text:span></text:span><text:span text:style-name="Strong_20_Emphasis"><text:span text:style-name="T173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6" draw:name="Vorm 14" draw:style-name="gr1" draw:text-style-name="P96" svg:width="0.35cm" svg:height="0.35cm" draw:control="control25"/></text:span></text:span></text:p>
          </table:table-cell>
          <table:table-cell table:style-name="_32_._5f_Installatie_5f_uitvoeren.C24" office:value-type="string">
            <text:p text:style-name="P25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79">Begin </text:span></text:span><text:span text:style-name="Strong_20_Emphasis"><text:span text:style-name="T180">Installation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8" draw:name="Vorm 13" draw:style-name="gr1" draw:text-style-name="P96" svg:width="0.35cm" svg:height="0.35cm" draw:control="control27"/></text:span></text:span></text:p>
          </table:table-cell>
          <table:table-cell table:style-name="_32_._5f_Installatie_5f_uitvoeren.C24" office:value-type="string">
            <text:p text:style-name="P27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81">Reboot System</text:span></text:span><text:span text:style-name="Strong_20_Emphasis"><text:span text:style-name="T155">.</text:span></text:span></text:p>
          </table:table-cell>
        </table:table-row>
      </table:table>
      <text:p text:style-name="P59"><text:span text:style-name="Strong_20_Emphasis"><text:span text:style-name="T45"/></text:span></text:p>
      <text:list text:continue-numbering="true" text:style-name="L1">
        <text:list-item>
          <text:p text:style-name="P91"><text:span text:style-name="Strong_20_Emphasis"><text:span text:style-name="T64">Finish installation</text:span></text:span></text:p>
        </text:list-item>
      </text:list>
      <text:p text:style-name="P6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42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5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3">3</text:span></text:span><text:span text:style-name="Strong_20_Emphasis"><text:span text:style-name="T54"> </text:span></text:span><text:span text:style-name="Strong_20_Emphasis"><text:span text:style-name="T55">Finish installatio</text:span></text:span><text:span text:style-name="Strong_20_Emphasis"><text:span text:style-name="T56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</table:table>
      <text:p text:style-name="P60"><text:span text:style-name="Strong_20_Emphasis"><text:span text:style-name="T22"/></text:span></text:p>
      <text:list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40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6" draw:name="Vorm40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11" draw:name="Vorm40_ 1" draw:style-name="gr1" draw:text-style-name="P96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2"><text:span text:style-name="User_20_Entry"><text:span text:style-name="T86">Login any additional </text:span></text:span><text:span text:style-name="Definition"><text:span text:style-name="T226">USER</text:span></text:span><text:span text:style-name="User_20_Entry"><text:span text:style-name="T85">s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72"><draw:control text:anchor-type="as-char" draw:z-index="13" draw:name="Vorm4_ 2" draw:style-name="gr1" draw:text-style-name="P96" svg:width="0.35cm" svg:height="0.35cm" draw:control="control12"/></text:span></text:span></text:p>
          </table:table-cell>
          <table:table-cell table:style-name="Tabel2.D2" office:value-type="string">
            <text:p text:style-name="P69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9" draw:name="Vorm 8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Tabel2.D5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8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3">4</text:span></text:span><text:span text:style-name="Strong_20_Emphasis"><text:span text:style-name="T57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46"/>
      <text:p text:style-name="P47"/>
      <text:p text:style-name="P57"><text:span text:style-name="T138">End of checklist,</text:span><text:span text:style-name="T139"> </text:span><text:span text:style-name="Strong_20_Emphasis"><text:span text:style-name="T102"><text:user-field-get text:name="Distro">Rocky Linux</text:user-field-get></text:span></text:span><text:span text:style-name="T137"><text:s/></text:span><text:span text:style-name="T136"><text:user-field-get text:name="Version">8.10</text:user-field-get></text:span><text:span text:style-name="T136"><text:s/></text:span><text:span text:style-name="Strong_20_Emphasis"><text:span text:style-name="T103">Desktop</text:span></text:span><text:span text:style-name="Strong_20_Emphasis"><text:span text:style-name="T68"> </text:span></text:span><text:span text:style-name="T138">installation is complete.</text:span></text:p>
      <text:p text:style-name="P34"/>
      <text:p text:style-name="P22"><text:span text:style-name="Emphasis"><text:span text:style-name="T247">Written</text:span></text:span><text:span text:style-name="Emphasis"><text:span text:style-name="T248"> </text:span></text:span><text:span text:style-name="Emphasis"><text:span text:style-name="T247">by</text:span></text:span><text:span text:style-name="Emphasis"><text:span text:style-name="T24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49">.</text:span></text:span></text:p>
      <text:p text:style-name="P23"><text:span text:style-name="Emphasis"><text:span text:style-name="T252">License </text:span></text:span><text:span text:style-name="Emphasis"><text:span text:style-name="T250">C</text:span></text:span><text:span text:style-name="Emphasis"><text:span text:style-name="T251">C0</text:span></text:span><text:span text:style-name="Emphasis"><text:span text:style-name="T249"> 1.0 </text:span></text:span><text:span text:style-name="Emphasis"><text:span text:style-name="T25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3"><text:s/></text:span></text:span><text:span text:style-name="Emphasis"><text:span text:style-name="T25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9T20:15:46.569403284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5:46.306892150</dc:date>
    <meta:keyword>Installatie</meta:keyword>
    <meta:keyword>Checklist</meta:keyword>
    <meta:keyword>Linux</meta:keyword>
    <meta:editing-cycles>6947</meta:editing-cycles>
    <meta:editing-duration>P12DT6H33M46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4" meta:word-count="452" meta:character-count="2845" meta:non-whitespace-character-count="2423"/>
    <meta:user-defined meta:name="Info 1"/>
    <meta:user-defined meta:name="Info 2"/>
    <meta:user-defined meta:name="Info 3"/>
    <meta:user-defined meta:name="Info 4"/>
  </office:meta>
</office:document-meta>
</file>